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72cm"/>
    </style:style>
    <style:style style:name="co3" style:family="table-column">
      <style:table-column-properties fo:break-before="auto" style:column-width="2.672cm"/>
    </style:style>
    <style:style style:name="co4" style:family="table-column">
      <style:table-column-properties fo:break-before="auto" style:column-width="10.41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order="0.06pt solid #000000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cm"/>
    </style:style>
    <style:style style:name="ce15" style:family="table-cell" style:parent-style-name="Default" style:data-style-name="N1">
      <style:table-cell-properties fo:border="0.06pt solid #000000"/>
    </style:style>
    <style:style style:name="ce16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13"/>
        <table:table-column table:style-name="co4" table:default-cell-style-name="ce6"/>
        <table:table-column table:style-name="co1" table:number-columns-repeated="3" table:default-cell-style-name="ce1"/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4" office:value-type="string" calcext:value-type="string">
            <text:p>Dia [dd/mm/aa]</text:p>
          </table:table-cell>
          <table:table-cell table:style-name="ce4" office:value-type="string" calcext:value-type="string">
            <text:p>Tiempo [h]</text:p>
          </table:table-cell>
          <table:table-cell table:style-name="ce4" office:value-type="string" calcext:value-type="string">
            <text:p>Descripció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07" calcext:value-type="date">
            <text:p>07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meros pasos – Hello World – Instalando FreeRTOS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08" calcext:value-type="date">
            <text:p>08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eeRTOS instalado – Funcionando GPIO y contador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09" calcext:value-type="date">
            <text:p>09/08/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saje a C++ - Lectura de APIs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10" calcext:value-type="date">
            <text:p>10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regado de WifiScanner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11" calcext:value-type="date">
            <text:p>11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ento de conexión Wifi – Agregado de WifiConnectio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13" calcext:value-type="date">
            <text:p>13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regado de IntReceiver – Restructuracion de proyecto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14" calcext:value-type="date">
            <text:p>14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regado de sleepmode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16" calcext:value-type="date">
            <text:p>16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regado de WifiConnection – Conexion andando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17" calcext:value-type="date">
            <text:p>17/08/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regado de socket y envio de mensaje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20" calcext:value-type="date">
            <text:p>20/08/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regado de TasksLists task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21" calcext:value-type="date">
            <text:p>21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ctura informe practica – Comienzo con i2c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24" calcext:value-type="date">
            <text:p>24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ncionando i2c conectado a si mismo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25" calcext:value-type="date">
            <text:p>25/08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figuracion de NVS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26" calcext:value-type="date">
            <text:p>26/08/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ctura (sin sensor) de datos y manejo de punteros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27" calcext:value-type="date">
            <text:p>27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ienzo a configurar MPU correctamente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28" calcext:value-type="date">
            <text:p>28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 fifo ints – pasaje a signed ints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29" calcext:value-type="date">
            <text:p>29/08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mbios en log – Salida filtrada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31" calcext:value-type="date">
            <text:p>31/08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evo branch – Trabajo con fifo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ce6"/>
          <table:table-cell table:number-columns-repeated="5"/>
        </table:table-row>
        <table:table-row table:style-name="ro1">
          <table:table-cell/>
          <table:table-cell table:style-name="ce7"/>
          <table:table-cell table:style-name="ce15"/>
          <table:table-cell table:style-name="ce7"/>
          <table:table-cell table:style-name="Default" table:number-columns-repeated="3"/>
        </table:table-row>
        <table:table-row table:style-name="ro1">
          <table:table-cell/>
          <table:table-cell table:style-name="ce1"/>
          <table:table-cell table:style-name="ce16"/>
          <table:table-cell table:style-name="Default" table:number-columns-repeated="4"/>
        </table:table-row>
        <table:table-row table:style-name="ro1">
          <table:table-cell/>
          <table:table-cell table:style-name="ce4" office:value-type="string" calcext:value-type="string">
            <text:p>Tiempo total [h]</text:p>
          </table:table-cell>
          <table:table-cell table:formula="of:=SUM([.C3:.C19])" office:value-type="float" office:value="44" calcext:value-type="float">
            <text:p>44</text:p>
          </table:table-cell>
          <table:table-cell table:style-name="ce10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s" fo:country="AR" style:font-name-asian="DejaVu Sans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31">00/00/0000</text:date>, <text:time style:data-style-name="N2" text:time-value="13:12:14.9890305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07T18:21:49.840398203</meta:creation-date>
    <dc:date>2020-08-31T13:12:37.858674920</dc:date>
    <meta:editing-duration>PT7H10M57S</meta:editing-duration>
    <meta:editing-cycles>28</meta:editing-cycles>
    <meta:generator>LibreOffice/7.0.0.3$Linux_X86_64 LibreOffice_project/00$Build-3</meta:generator>
    <meta:document-statistic meta:table-count="1" meta:cell-count="59" meta:object-count="0"/>
  </office:meta>
</office:document-meta>
</file>